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3625"/>
    </style:style>
    <style:style style:name="P2" style:family="paragraph" style:parent-style-name="Preformatted_20_Text">
      <style:text-properties fo:color="#c9211e" officeooo:paragraph-rsid="00083625"/>
    </style:style>
    <style:style style:name="P3" style:family="paragraph" style:parent-style-name="Preformatted_20_Text">
      <style:text-properties fo:color="#c9211e" officeooo:rsid="00086525" officeooo:paragraph-rsid="00086525"/>
    </style:style>
    <style:style style:name="P4" style:family="paragraph" style:parent-style-name="Preformatted_20_Text">
      <style:text-properties fo:color="#c9211e" officeooo:rsid="00086525" officeooo:paragraph-rsid="00086525" fo:background-color="#ffff00"/>
    </style:style>
    <style:style style:name="P5" style:family="paragraph" style:parent-style-name="Preformatted_20_Text">
      <style:text-properties fo:color="#c9211e" style:text-underline-style="solid" style:text-underline-width="auto" style:text-underline-color="font-color" officeooo:rsid="00086525" officeooo:paragraph-rsid="00086525" fo:background-color="#ffff00"/>
    </style:style>
    <style:style style:name="P6" style:family="paragraph" style:parent-style-name="Preformatted_20_Text">
      <style:text-properties officeooo:rsid="00086525" officeooo:paragraph-rsid="00086525"/>
    </style:style>
    <style:style style:name="P7" style:family="paragraph" style:parent-style-name="Preformatted_20_Text">
      <style:text-properties fo:background-color="#ffff00"/>
    </style:style>
    <style:style style:name="P8" style:family="paragraph" style:parent-style-name="Preformatted_20_Text">
      <style:text-properties officeooo:paragraph-rsid="00083625" fo:background-color="#ffff00"/>
    </style:style>
    <style:style style:name="P9" style:family="paragraph" style:parent-style-name="Preformatted_20_Text">
      <style:text-properties fo:color="#c9211e" officeooo:paragraph-rsid="00083625"/>
    </style:style>
    <style:style style:name="P10" style:family="paragraph" style:parent-style-name="Preformatted_20_Text">
      <style:text-properties fo:color="#c9211e" officeooo:rsid="00086525" officeooo:paragraph-rsid="00086525" fo:background-color="#ffff00"/>
    </style:style>
    <style:style style:name="P11" style:family="paragraph" style:parent-style-name="Preformatted_20_Text">
      <style:text-properties fo:font-style="normal" officeooo:rsid="00086525" officeooo:paragraph-rsid="00086525" style:font-style-asian="normal" style:font-style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3ffc" fo:background-color="#ffff00" loext:char-shading-value="0"/>
    </style:style>
    <style:style style:name="T3" style:family="text">
      <style:text-properties officeooo:rsid="00086525" fo:background-color="#ffff00" loext:char-shading-value="0"/>
    </style:style>
    <style:style style:name="T4" style:family="text">
      <style:text-properties fo:color="#c9211e"/>
    </style:style>
    <style:style style:name="T5" style:family="text">
      <style:text-properties fo:color="#c9211e" style:font-name="Liberation Mono" fo:font-size="10pt" officeooo:rsid="00086525" style:font-name-asian="Noto Sans Mono CJK SC" style:font-size-asian="10pt" style:font-name-complex="Liberation Mono" style:font-size-complex="10pt"/>
    </style:style>
    <style:style style:name="T6" style:family="text">
      <style:text-properties fo:color="#c9211e" style:font-name="Liberation Mono" fo:font-size="10pt" officeooo:rsid="00086525" fo:background-color="#ffff00" loext:char-shading-value="0" style:font-name-asian="Noto Sans Mono CJK SC" style:font-size-asian="10pt" style:font-name-complex="Liberation Mono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>Solución ejercicio SAMBA</text:p>
      <text:p text:style-name="Preformatted_20_Text">Creamos los 2 grupos con el comando groupadd</text:p>
      <text:p text:style-name="Preformatted_20_Text"/>
      <text:p text:style-name="Preformatted_20_Text">Creamos los 6 usuarios añadiéndolos a cada grupo con el comando useradd -G grupo .... (también se puede asignar el grupo posteriormente con usermod -a -G grupo....)</text:p>
      <text:p text:style-name="Preformatted_20_Text"/>
      <text:p text:style-name="Preformatted_20_Text">Seguidamente importamos los usuarios en SAMBA asignádoles contraseña con el comando smbpasswd -a usuario</text:p>
      <text:p text:style-name="Preformatted_20_Text"/>
      <text:p text:style-name="Preformatted_20_Text">Hay opciones que se podrían omitir (valores por defecto por ejemplo), pero las he puesto para que quede más claro.</text:p>
      <text:p text:style-name="Preformatted_20_Text"/>
      <text:p text:style-name="Preformatted_20_Text">Acordaos que es lo mismo poner read only = no que writable = yes (y viceversa)</text:p>
      <text:p text:style-name="Preformatted_20_Text"/>
      <text:p text:style-name="Preformatted_20_Text">[informes]</text:p>
      <text:p text:style-name="Preformatted_20_Text"/>
      <text:p text:style-name="Preformatted_20_Text">path = /samba/informes </text:p>
      <text:p text:style-name="Preformatted_20_Text"># Al poner sólo esta lista, estamos negando el acceso a quien no aparezca aquí</text:p>
      <text:p text:style-name="Preformatted_20_Text">valid users = @administradores @jefes</text:p>
      <text:p text:style-name="Preformatted_20_Text">admin users = @administradores @jefes</text:p>
      <text:p text:style-name="Preformatted_20_Text">guest ok = no</text:p>
      <text:p text:style-name="Preformatted_20_Text">hosts allow = 192.168.0.0/24 192.168.1.13</text:p>
      <text:p text:style-name="Preformatted_20_Text">read only = no</text:p>
      <text:p text:style-name="Preformatted_20_Text">browseable = yes</text:p>
      <text:p text:style-name="Preformatted_20_Text">available = yes</text:p>
      <text:p text:style-name="Preformatted_20_Text"/>
      <text:p text:style-name="P2">[informes]</text:p>
      <text:p text:style-name="P2">path = /samba/informes</text:p>
      <text:p text:style-name="P2">valid users = @jefes @administradores</text:p>
      <text:p text:style-name="P4">admin users = @jefes @administradores</text:p>
      <text:p text:style-name="P2">guest ok = no</text:p>
      <text:p text:style-name="P2">writable = yes</text:p>
      <text:p text:style-name="P2">browseable = yes</text:p>
      <text:p text:style-name="P2">host<text:span text:style-name="T2">s</text:span> allow = 192.168.0.0/24 <text:span text:style-name="T3">192.168.0.17</text:span></text:p>
      <text:p text:style-name="P3"><text:span text:style-name="T3">a</text:span><text:span text:style-name="T1">vaible = yes</text:span></text:p>
      <text:p text:style-name="Preformatted_20_Text"/>
      <text:p text:style-name="Preformatted_20_Text">[reuniones]</text:p>
      <text:p text:style-name="Preformatted_20_Text">path = /samba/reuniones</text:p>
      <text:p text:style-name="Preformatted_20_Text">valid users = @jefes @empleados</text:p>
      <text:p text:style-name="Preformatted_20_Text">read only = yes</text:p>
      <text:p text:style-name="Preformatted_20_Text">guest ok = no</text:p>
      <text:p text:style-name="Preformatted_20_Text">write list = @jefes</text:p>
      <text:p text:style-name="Preformatted_20_Text">browseable = yes</text:p>
      <text:p text:style-name="Preformatted_20_Text">available = yes</text:p>
      <text:p text:style-name="Preformatted_20_Text"/>
      <text:p text:style-name="P2">[reuniones]</text:p>
      <text:p text:style-name="P2">path = /samba/reuniones</text:p>
      <text:p text:style-name="P2">valid users = @jefes @empleados</text:p>
      <text:p text:style-name="P5">write list = @jefes</text:p>
      <text:p text:style-name="P2">guest ok = no</text:p>
      <text:p text:style-name="P2">writable = <text:span text:style-name="T3">no</text:span></text:p>
      <text:p text:style-name="P2">browseable = yes</text:p>
      <text:p text:style-name="P4">available = ye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[anuncios]</text:p>
      <text:p text:style-name="Preformatted_20_Text">path = /samba/anuncios</text:p>
      <text:p text:style-name="Preformatted_20_Text">guest ok = no</text:p>
      <text:p text:style-name="Preformatted_20_Text"># Sólo lectura por defecto </text:p>
      <text:p text:style-name="Preformatted_20_Text">read only = yes</text:p>
      <text:p text:style-name="Preformatted_20_Text">write list = @administradores @jefes</text:p>
      <text:p text:style-name="Preformatted_20_Text">hosts deny = 192.168.0.0/24</text:p>
      <text:p text:style-name="Preformatted_20_Text">browseable = yes</text:p>
      <text:p text:style-name="Preformatted_20_Text">available = yes</text:p>
      <text:p text:style-name="Preformatted_20_Text"/>
      <text:p text:style-name="P2">[anuncios]</text:p>
      <text:p text:style-name="P1"><text:span text:style-name="T4">path = /samba/</text:span><text:span text:style-name="T6">anuncios</text:span></text:p>
      <text:p text:style-name="P8"><text:span text:style-name="T5">write list</text:span><text:span text:style-name="T4"> = @jefes @administradores</text:span></text:p>
      <text:p text:style-name="P4">hosts deny = 192.168.0.0/24</text:p>
      <text:p text:style-name="P2">guest ok = no</text:p>
      <text:p text:style-name="P1"><text:span text:style-name="T4">writable = </text:span><text:span text:style-name="T6">no</text:span></text:p>
      <text:p text:style-name="P2">browseable = yes</text:p>
      <text:p text:style-name="P4">avaible = yes</text:p>
      <text:p text:style-name="Preformatted_20_Text"/>
      <text:p text:style-name="Preformatted_20_Text">[pruebas]</text:p>
      <text:p text:style-name="Preformatted_20_Text">path = /samba/pruebas</text:p>
      <text:p text:style-name="Preformatted_20_Text">writable = yes</text:p>
      <text:p text:style-name="Preformatted_20_Text">guest ok = yes</text:p>
      <text:p text:style-name="P7"># Pongo nobody porque es el usuario invitado por defecto en la configuración de SAMBA</text:p>
      <text:p text:style-name="Preformatted_20_Text">read list = nobody</text:p>
      <text:p text:style-name="Preformatted_20_Text">browseable = yes</text:p>
      <text:p text:style-name="Preformatted_20_Text">available = yes</text:p>
      <text:p text:style-name="Preformatted_20_Text"/>
      <text:p text:style-name="P6">[pruebas]</text:p>
      <text:p text:style-name="P6">path = /<text:span text:style-name="T7">samba</text:span><text:span text:style-name="T8">/pruebas</text:span></text:p>
      <text:p text:style-name="P11">writable = yes</text:p>
      <text:p text:style-name="P11">guest ok = yes</text:p>
      <text:p text:style-name="P11">read list = nobody</text:p>
      <text:p text:style-name="P11">browseable = yes</text:p>
      <text:p text:style-name="P11">available = yes</text:p>
      <text:p text:style-name="Preformatted_20_Text">_________________________________________</text:p>
      <text:p text:style-name="Preformatted_20_Text"/>
      <text:p text:style-name="Preformatted_20_Text">[privado]</text:p>
      <text:p text:style-name="Preformatted_20_Text">path = /samba/privado</text:p>
      <text:p text:style-name="Preformatted_20_Text">valid users = teclitas</text:p>
      <text:p text:style-name="Preformatted_20_Text">guest ok = no</text:p>
      <text:p text:style-name="Preformatted_20_Text">writable = yes</text:p>
      <text:p text:style-name="Preformatted_20_Text">browseable = yes</text:p>
      <text:p text:style-name="Preformatted_20_Text">available = yes</text:p>
      <text:p text:style-name="Preformatted_20_Text"/>
      <text:p text:style-name="Preformatted_20_Text">[Anonymous]</text:p>
      <text:p text:style-name="Preformatted_20_Text">path = /samba/anonymous</text:p>
      <text:p text:style-name="Preformatted_20_Text">browsable = yes</text:p>
      <text:p text:style-name="Preformatted_20_Text">writable = yes</text:p>
      <text:p text:style-name="Preformatted_20_Text">guest ok = yes</text:p>
      <text:p text:style-name="Preformatted_20_Text">read only = no</text:p>
      <text:p text:style-name="Preformatted_20_Text">force user = nobody</text:p>
      <text:p text:style-name="Preformatted_20_Text"/>
      <text:p text:style-name="Preformatted_20_Text">[test]</text:p>
      <text:p text:style-name="Preformatted_20_Text">path = /samba/test</text:p>
      <text:p text:style-name="Preformatted_20_Text">valid users = @usertest</text:p>
      <text:p text:style-name="Preformatted_20_Text">guest ok = no</text:p>
      <text:p text:style-name="Preformatted_20_Text">writable = yes</text:p>
      <text:p text:style-name="Preformatted_20_Text"><text:soft-page-break/>browseable = yes</text:p>
      <text:p text:style-name="Preformatted_20_Text"/>
      <text:p text:style-name="Preformatted_20_Text">[informes]</text:p>
      <text:p text:style-name="Preformatted_20_Text">path = /samba/informes</text:p>
      <text:p text:style-name="Preformatted_20_Text">valid users = @jefes @administradores</text:p>
      <text:p text:style-name="Preformatted_20_Text">guest ok = no</text:p>
      <text:p text:style-name="Preformatted_20_Text">writable = yes</text:p>
      <text:p text:style-name="Preformatted_20_Text">browseable = yes</text:p>
      <text:p text:style-name="Preformatted_20_Text">host allow = 192.168.0.0/24</text:p>
      <text:p text:style-name="Preformatted_20_Text"/>
      <text:p text:style-name="Preformatted_20_Text">[reuniones]</text:p>
      <text:p text:style-name="Preformatted_20_Text">path = /samba/reuniones</text:p>
      <text:p text:style-name="Preformatted_20_Text">valid users = @jefes @empleados</text:p>
      <text:p text:style-name="Preformatted_20_Text">guest ok = no</text:p>
      <text:p text:style-name="Preformatted_20_Text">writable = yes</text:p>
      <text:p text:style-name="Preformatted_20_Text">browseable = yes</text:p>
      <text:p text:style-name="Preformatted_20_Text"/>
      <text:p text:style-name="Preformatted_20_Text">[anuncios]</text:p>
      <text:p text:style-name="Preformatted_20_Text">path = /samba/reuniones</text:p>
      <text:p text:style-name="Preformatted_20_Text">valid users = @jefes @administradores @empleados</text:p>
      <text:p text:style-name="Preformatted_20_Text">guest ok = no</text:p>
      <text:p text:style-name="Preformatted_20_Text">writable = yes</text:p>
      <text:p text:style-name="Preformatted_20_Text">browseable = y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1T16:10:47.907319385</dc:date>
    <meta:editing-duration>PT3H43M5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113" meta:word-count="460" meta:character-count="2651" meta:non-whitespace-character-count="2302"/>
  </office:meta>
</office:document-meta>
</file>